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A000006CE4C3267010C8C6CC3.png" manifest:media-type="image/png"/>
  <manifest:file-entry manifest:full-path="Pictures/1000020100000420000003304ED5C55B03EFF411.png" manifest:media-type="image/png"/>
  <manifest:file-entry manifest:full-path="Pictures/10000201000008B4000005DAD42420A5240995D9.png" manifest:media-type="image/png"/>
  <manifest:file-entry manifest:full-path="Pictures/10001C0E0001BD80000158408B17798651D50883.pdf" manifest:media-type="application/pdf"/>
  <manifest:file-entry manifest:full-path="Pictures/10000201000007F40000077E104F87032EED86C3.png" manifest:media-type="image/png"/>
  <manifest:file-entry manifest:full-path="Pictures/10000201000008C60000062848F7A211B5ADA4DC.png" manifest:media-type="image/png"/>
  <manifest:file-entry manifest:full-path="Pictures/10000201000004200000033024B1B4DFDE2948D2.png" manifest:media-type="image/png"/>
  <manifest:file-entry manifest:full-path="Pictures/10001D900001BD80000158406878B3A418BBADA5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opacity="100%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88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83cm" svg:height="11.809cm" svg:x="15.07cm" svg:y="-1.359cm">
          <draw:image xlink:href="Pictures/10001C0E0001BD80000158408B17798651D50883.pdf" xlink:type="simple" xlink:show="embed" xlink:actuate="onLoad" draw:mime-type="application/pdf">
            <text:p/>
          </draw:image>
          <draw:image xlink:href="Pictures/10000201000004200000033024B1B4DFDE2948D2.png" xlink:type="simple" xlink:show="embed" xlink:actuate="onLoad" draw:mime-type="image/png"/>
        </draw:frame>
        <draw:frame draw:style-name="gr2" draw:text-style-name="P2" draw:layer="layout" svg:width="1.84cm" svg:height="0.962cm" svg:x="26.602cm" svg:y="0.777cm">
          <draw:text-box>
            <text:p><text:span text:style-name="T1">HSC</text:span></text:p>
          </draw:text-box>
        </draw:frame>
        <draw:frame draw:style-name="gr1" draw:text-style-name="P1" draw:layer="layout" svg:width="3.39cm" svg:height="3.194cm" svg:x="22.593cm" svg:y="0.666cm">
          <draw:image xlink:href="Pictures/10000201000007F40000077E104F87032EED86C3.png" xlink:type="simple" xlink:show="embed" xlink:actuate="onLoad" draw:mime-type="image/png">
            <text:p/>
          </draw:image>
        </draw:frame>
        <draw:frame draw:style-name="gr1" draw:text-style-name="P1" draw:layer="layout" svg:width="5.537cm" svg:height="3.832cm" svg:x="17.364cm" svg:y="3.699cm">
          <draw:image xlink:href="Pictures/10000201000008B4000005DAD42420A5240995D9.png" xlink:type="simple" xlink:show="embed" xlink:actuate="onLoad" draw:mime-type="image/png">
            <text:p/>
          </draw:image>
        </draw:frame>
        <draw:line draw:style-name="gr3" draw:text-style-name="P1" draw:layer="layout" svg:x1="26.044cm" svg:y1="8.594cm" svg:x2="26.044cm" svg:y2="0.58cm">
          <text:p/>
        </draw:line>
        <draw:frame draw:style-name="gr4" draw:text-style-name="P2" draw:layer="layout" svg:width="1.277cm" svg:height="0.962cm" svg:x="27.317cm" svg:y="7.445cm">
          <draw:text-box>
            <text:p><text:span text:style-name="T1">(b)</text:span></text:p>
          </draw:text-box>
        </draw:frame>
        <draw:frame draw:style-name="gr1" draw:text-style-name="P3" draw:layer="layout" svg:width="15.231cm" svg:height="11.769cm" svg:x="-0.16cm" svg:y="-1.269cm">
          <draw:image xlink:href="Pictures/10001D900001BD80000158406878B3A418BBADA5.pdf" xlink:type="simple" xlink:show="embed" xlink:actuate="onLoad" draw:mime-type="application/pdf">
            <text:p/>
          </draw:image>
          <draw:image xlink:href="Pictures/1000020100000420000003304ED5C55B03EFF411.png" xlink:type="simple" xlink:show="embed" xlink:actuate="onLoad" draw:mime-type="image/png"/>
        </draw:frame>
        <draw:frame draw:style-name="gr5" draw:text-style-name="P2" draw:layer="layout" svg:width="1.384cm" svg:height="1.002cm" svg:x="11.668cm" svg:y="0.768cm">
          <draw:text-box>
            <text:p><text:span text:style-name="T1">HE</text:span></text:p>
          </draw:text-box>
        </draw:frame>
        <draw:frame draw:style-name="gr1" draw:text-style-name="P1" draw:layer="layout" svg:width="5.464cm" svg:height="4.073cm" svg:x="1.787cm" svg:y="3.59cm">
          <draw:image xlink:href="Pictures/10000201000008C60000062848F7A211B5ADA4DC.png" xlink:type="simple" xlink:show="embed" xlink:actuate="onLoad" draw:mime-type="image/png">
            <text:p/>
          </draw:image>
        </draw:frame>
        <draw:frame draw:style-name="gr1" draw:text-style-name="P1" draw:layer="layout" svg:width="3.147cm" svg:height="2.989cm" svg:x="6.875cm" svg:y="0.712cm">
          <draw:image xlink:href="Pictures/100002010000072A000006CE4C3267010C8C6CC3.png" xlink:type="simple" xlink:show="embed" xlink:actuate="onLoad" draw:mime-type="image/png">
            <text:p/>
          </draw:image>
        </draw:frame>
        <draw:line draw:style-name="gr3" draw:text-style-name="P1" draw:layer="layout" svg:x1="11.414cm" svg:y1="8.636cm" svg:x2="11.414cm" svg:y2="0.622cm">
          <text:p/>
        </draw:line>
        <draw:frame draw:style-name="gr4" draw:text-style-name="P2" draw:layer="layout" svg:width="1.277cm" svg:height="0.962cm" svg:x="12.081cm" svg:y="7.456cm">
          <draw:text-box>
            <text:p><text:span text:style-name="T1">(a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3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9cm" fo:margin-bottom="0cm" fo:text-indent="0cm"/>
      <style:text-properties fo:font-size="12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0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8cm" svg:x="1cm" svg:y="4.682cm"/>
      <draw:page-thumbnail draw:layer="backgroundobjects" svg:width="8.999cm" svg:height="3.18cm" svg:x="1cm" svg:y="13.258cm"/>
      <draw:page-thumbnail draw:layer="backgroundobjects" svg:width="8.999cm" svg:height="3.18cm" svg:x="1cm" svg:y="21.834cm"/>
      <draw:page-thumbnail draw:layer="backgroundobjects" svg:width="8.999cm" svg:height="3.18cm" svg:x="11cm" svg:y="4.682cm"/>
      <draw:page-thumbnail draw:layer="backgroundobjects" svg:width="8.999cm" svg:height="3.18cm" svg:x="11cm" svg:y="13.258cm"/>
      <draw:page-thumbnail draw:layer="backgroundobjects" svg:width="8.999cm" svg:height="3.18cm" svg:x="11cm" svg:y="21.834cm"/>
    </style:handout-master>
    <style:master-page style:name="Default" style:page-layout-name="PM1" draw:style-name="Mdp1">
      <draw:frame presentation:style-name="Default-title" draw:layer="backgroundobjects" svg:width="24.929cm" svg:height="1.418cm" svg:x="2.385cm" svg:y="1.338cm" presentation:class="title" presentation:placeholder="true">
        <draw:text-box/>
      </draw:frame>
      <draw:frame presentation:style-name="Default-outline1" draw:layer="backgroundobjects" svg:width="24.929cm" svg:height="4.93cm" svg:x="2.385cm" svg:y="2.987cm" presentation:class="outline" presentation:placeholder="true">
        <draw:text-box/>
      </draw:frame>
      <draw:frame presentation:style-name="Mpr1" draw:text-style-name="MP2" draw:layer="backgroundobjects" svg:width="6.453cm" svg:height="0.586cm" svg:x="2.385cm" svg:y="8.7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0.586cm" svg:x="10.471cm" svg:y="8.7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0.586cm" svg:x="20.859cm" svg:y="8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1-02-22T10:05:07.700175820</meta:creation-date>
    <dc:date>2021-04-07T13:18:15.868902014</dc:date>
    <dc:creator>Cristiano De Michele</dc:creator>
    <meta:editing-duration>PT12H25M26S</meta:editing-duration>
    <meta:editing-cycles>46</meta:editing-cycles>
    <meta:generator>LibreOffice/7.1.1.2$MacOSX_X86_64 LibreOffice_project/fe0b08f4af1bacafe4c7ecc87ce55bb426164676</meta:generator>
    <meta:document-statistic meta:object-count="35"/>
  </office:meta>
</office:document-meta>
</file>